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5000001DF64F48F4D4FC3C6CB.png" manifest:media-type="image/png"/>
  <manifest:file-entry manifest:full-path="Pictures/1000000100000345000001DF286F709ABCEC3AF7.png" manifest:media-type="image/png"/>
  <manifest:file-entry manifest:full-path="Pictures/1000000100000345000001DFB95EAEA02E7BE7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088" officeooo:paragraph-rsid="0006e0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3" text:anchor-type="char" svg:width="17cm" svg:height="9.728cm" draw:z-index="2"><draw:image xlink:href="Pictures/1000000100000345000001DFB95EAEA02E7BE792.png" xlink:type="simple" xlink:show="embed" xlink:actuate="onLoad" draw:mime-type="image/png"/></draw:frame><draw:frame draw:style-name="fr2" draw:name="Image1" text:anchor-type="char" svg:x="0cm" svg:y="8.514cm" svg:width="17cm" svg:height="9.728cm" draw:z-index="0"><draw:image xlink:href="Pictures/1000000100000345000001DF286F709ABCEC3AF7.png" xlink:type="simple" xlink:show="embed" xlink:actuate="onLoad" draw:mime-type="image/png"/></draw:frame></text:p>
      <text:p text:style-name="P1"><draw:frame draw:style-name="fr2" draw:name="Image2" text:anchor-type="char" svg:x="0.238cm" svg:y="8.244cm" svg:width="17cm" svg:height="9.728cm" draw:z-index="1"><draw:image xlink:href="Pictures/1000000100000345000001DF64F48F4D4FC3C6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1:31:11.103242656</meta:creation-date>
    <dc:date>2025-01-09T12:19:40.190319158</dc:date>
    <meta:editing-duration>PT36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